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fo:font-size="20pt" style:font-size-asian="20pt" style:font-size-complex="20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style:text-underline-style="none"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bold" style:font-weight-asian="bold" style:font-weight-complex="bold"/>
    </style:style>
    <style:style style:name="P10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p text:style-name="Heading">TP1 RO</text:p>
      <text:p text:style-name="Text_20_body"/>
      <text:h text:style-name="P2" text:outline-level="1"/>
      <text:h text:style-name="P2" text:outline-level="1"/>
      <text:h text:style-name="Heading_20_1" text:outline-level="1">Programmation linéaire:modélisation et résolution</text:h>
      <text:p text:style-name="Text_20_body"/>
      <text:h text:style-name="P12" text:outline-level="2">Exercice I</text:h>
      <text:h text:style-name="P12" text:outline-level="2">Exercice II</text:h>
      <text:p text:style-name="Text_20_body"/>
      <text:p text:style-name="Text_20_body"><text:tab/>On cherche le nombre de tonne de pièces de chaque type pour maximiser. On prend donc :</text:p>
      <text:p text:style-name="Text_20_body">x la quantité de pièces de type 1 (en tonne)</text:p>
      <text:p text:style-name="Text_20_body">y la quantité de pièce de type 2 (en tonne)</text:p>
      <text:p text:style-name="Text_20_body"/>
      <text:p text:style-name="P4">contrainte sur le temps :</text:p>
      <text:p text:style-name="Text_20_body"/>
      <text:p text:style-name="Text_20_body">Dans la fonderie on fabrique 6 tonnes de pièces 1 par heure, il faut donc 60/6 minutes pour fabriquer une tonne.</text:p>
      <text:p text:style-name="Text_20_body">Dans la fonderie on fabrique 5 tonnes de pièces 2 par heure, il faut donc 60/5 minutes pour fabriquer une tonne.</text:p>
      <text:p text:style-name="Text_20_body">temps total passé à la Fonderie : </text:p>
      <text:p text:style-name="P3">10x + 12y &lt;=100</text:p>
      <text:p text:style-name="Text_20_body">Dans l'atelier on fabrique 12 tonnes de pièces 1 par heure, il faut donc 60/12 minutes pour fabriquer une tonne de pièces 1 .</text:p>
      <text:p text:style-name="P6">Dans l'atelier on fabrique 5 tonnes de pièces 2 par heure, il faut donc 60/15 minutes pour fabriquer une tonne de pièces 2 .</text:p>
      <text:p text:style-name="P3"/>
      <text:p text:style-name="Text_20_body">temps total passé à l'Atelier : 5x +4y <text:s/>&lt;=45</text:p>
      <text:p text:style-name="P3">5x +4y <text:s/>&lt;=45</text:p>
      <text:p text:style-name="P3"/>
      <text:p text:style-name="Text_20_body"/>
      <text:p text:style-name="P4">contraintes sur l'énergie :</text:p>
      <text:p text:style-name="Text_20_body">énergie consommé totale: <text:span text:style-name="T1">14x + 30y &lt;= 210 </text:span></text:p>
      <text:p text:style-name="Text_20_body"><text:span text:style-name="T1"/></text:p>
      <text:p text:style-name="P5">Maximisation de la recette :</text:p>
      <text:p text:style-name="P9">max(M) = 2000x+3000y</text:p>
      <text:p text:style-name="P9"/>
      <text:p text:style-name="P5">Programme :</text:p>
      <text:p text:style-name="P4"><text:soft-page-break/><text:span text:style-name="T1"/></text:p>
      <text:p text:style-name="P8">Maximize r = 2000x + 3000y subject to</text:p>
      <text:p text:style-name="P8">10x + 12y &lt;=100</text:p>
      <text:p text:style-name="P8">5x +4y <text:s/>&lt;=45</text:p>
      <text:p text:style-name="P8">14x+30y &lt;= 210</text:p>
      <text:p text:style-name="P8"/>
      <text:p text:style-name="P8"/>
      <text:p text:style-name="P8"/>
      <text:p text:style-name="P8"/>
      <text:h text:style-name="P12" text:outline-level="2">Exercice III</text:h>
      <text:p text:style-name="Text_20_body"/>
      <text:p text:style-name="Text_20_body"/>
      <text:h text:style-name="P12" text:outline-level="2">Exercice IV pas d'accord</text:h>
      <text:p text:style-name="Text_20_body">T1 T2 T3 dossiers</text:p>
      <text:p text:style-name="Text_20_body">20 40 80 photocopies cout 0.05</text:p>
      <text:p text:style-name="Text_20_body">cout photocop &lt;=250 par an (240 jours)</text:p>
      <text:p text:style-name="Text_20_body"/>
      <text:p text:style-name="Text_20_body">E1 E2 E3 employés</text:p>
      <text:p text:style-name="Text_20_body"/>
      <text:p text:style-name="Text_20_body">E3 travaille 80 %</text:p>
      <text:p text:style-name="Text_20_body"/>
      <text:p text:style-name="Text_20_body">On souhaite maximiser le bénéfice du cabinet.</text:p>
      <text:p text:style-name="Text_20_body">On prend donc :</text:p>
      <text:p text:style-name="Text_20_body">x le nombre de dossiers de type T1</text:p>
      <text:p text:style-name="Text_20_body">y le nombre de dossiers de type T2</text:p>
      <text:p text:style-name="Text_20_body">z le nombre de dossiers de type T3</text:p>
      <text:p text:style-name="Text_20_body"/>
      <text:p text:style-name="P4">contrainte coût photocopie :</text:p>
      <text:p text:style-name="P7">(20x+40y+80z) * 0.05 &lt;= 250</text:p>
      <text:p text:style-name="P9">x+2y+4z &lt;= 250</text:p>
      <text:p text:style-name="P9"/>
      <text:p text:style-name="P5">contrainte temps</text:p>
      <text:p text:style-name="P8">nombre de jours pour E1 :3x+2y+z</text:p>
      <text:p text:style-name="P8">nombre de jours pour E2 :2x+2y+z</text:p>
      <text:p text:style-name="P8">nombre de jours pour E3 :x+2y+3z</text:p>
      <text:p text:style-name="P8"/>
      <text:p text:style-name="P9">3x+2y+z &lt;= 240</text:p>
      <text:p text:style-name="P9">2x+2y+z &lt;= 240</text:p>
      <text:p text:style-name="P8">x+2y+3z &lt;= 240* 0.8</text:p>
      <text:p text:style-name="P9">x+2y+3z &lt;= 192</text:p>
      <text:p text:style-name="P5">cout rémunération :</text:p>
      <text:p text:style-name="P8"/>
      <text:p text:style-name="P8"><text:soft-page-break/>E1 : 40x+30y+20z</text:p>
      <text:p text:style-name="P8">E2 : 40x+40y+25z</text:p>
      <text:p text:style-name="P8">E3 :30x+50y+60z</text:p>
      <text:p text:style-name="P8">cout total : <text:span text:style-name="T1">110x+120y+105z</text:span></text:p>
      <text:p text:style-name="P8"><text:span text:style-name="T1"/></text:p>
      <text:p text:style-name="P5">bénéfice des dossiers traités :</text:p>
      <text:p text:style-name="P9">400x+600y+1000z</text:p>
      <text:p text:style-name="P8"/>
      <text:p text:style-name="P5">contrainte 50 % T1 :</text:p>
      <text:p text:style-name="P8">T1 &gt;= 1/2(T1+T2+T3)</text:p>
      <text:p text:style-name="P8">T1 &gt;= 0.5T1 + 0.5 T2 + 0.5T3</text:p>
      <text:p text:style-name="P8">0.5T2+0.5T3-0.5T1 &lt;=0</text:p>
      <text:p text:style-name="P9">z+y-x &lt;=0</text:p>
      <text:p text:style-name="P9"/>
      <text:p text:style-name="P5">Benefice du cabinet :</text:p>
      <text:p text:style-name="P8">bénéfice dossiers – cout remunération – cout photocopies=</text:p>
      <text:p text:style-name="P8">400x+600y+1000z – (110x+120y+105z) – (x+2y+4z)</text:p>
      <text:p text:style-name="P9">=289x+478y+81z</text:p>
      <text:p text:style-name="P9"/>
      <text:p text:style-name="P8"><text:tab/>La prof a un résultat auquel on a pas enlevé les photocopies je ne sais pas pourquoi. </text:p>
      <text:p text:style-name="P9"><text:span text:style-name="T2">Valeur de la prof : </text:span>290x+480y+895z</text:p>
      <text:p text:style-name="P9"/>
      <text:p text:style-name="P5">Programme :</text:p>
      <text:p text:style-name="P5"/>
      <text:p text:style-name="P8">Maximize p = 290x+480y+895z subject to</text:p>
      <text:p text:style-name="P8">x + 2y + 4z &lt;= 250</text:p>
      <text:p text:style-name="P8">3x+2y+z &lt;= 240</text:p>
      <text:p text:style-name="P8">2x+2y+z &lt;= 240</text:p>
      <text:p text:style-name="P8">x+2y+3z &lt;= 192</text:p>
      <text:p text:style-name="P8"><text:soft-page-break/>z+y-x &lt;=0</text:p>
      <text:p text:style-name="P8"/>
      <text:p text:style-name="P5">Solution :</text:p>
      <text:p text:style-name="P8">Optimal Solution: p = 56880; x = 48, y = 0, z = 48</text:p>
      <text:p text:style-name="P8"/>
      <text:p text:style-name="P8">On a pas bien la même chose que le résultat de la prof.</text:p>
      <text:p text:style-name="P8">Pour ça il aurait fallu prendre :</text:p>
      <text:p text:style-name="P8">z+y-x &lt;=0</text:p>
      <text:p text:style-name="P8"/>
      <text:h text:style-name="P12" text:outline-level="2">Exercice V</text:h>
      <text:p text:style-name="P8">Maximize z = a+2b subject to</text:p>
      <text:p text:style-name="P8">40a + 20b &lt;= 3000</text:p>
      <text:p text:style-name="P8">50a &lt;= 3100</text:p>
      <text:p text:style-name="P8">20a + 40b &lt;= 2000</text:p>
      <text:p text:style-name="P8">30b &lt;= 1000</text:p>
      <text:p text:style-name="P8"/>
      <text:p text:style-name="P5">A l'itération 1, on a :</text:p>
      <text:p text:style-name="P8"/>
      <text:p text:style-name="P8">Optimal Solution: z = 100; a = 33.3333, b = 33.3333</text:p>
      <text:p text:style-name="P8"/>
      <text:p text:style-name="P8">On va donc former 4 itérations car a eb b son tous les deux aussi prêt d'un entier.</text:p>
      <text:p text:style-name="P8"/>
      <text:p text:style-name="P5">Itération 2.1 :</text:p>
      <text:p text:style-name="P5"/>
      <text:p text:style-name="P10">On prend comme contrainte supplémentaire a&lt;=33</text:p>
      <text:p text:style-name="P10">on obtient</text:p>
      <text:p text:style-name="P10">Optimal Solution: z = 99.6667; a = 33, b = 33.3333</text:p>
      <text:p text:style-name="P10"/>
      <text:p text:style-name="P11">Itération 2.2 :</text:p>
      <text:p text:style-name="P10">On prend comme contrainte supplémentaire a&gt;=34</text:p>
      <text:p text:style-name="P10">Optimal Solution: z = 100; a = 34, b = 33</text:p>
      <text:p text:style-name="P10"/>
      <text:p text:style-name="P11">Itération 2.3 :</text:p>
      <text:p text:style-name="P10">On prend comme contrainte supplémentaire b&lt;=33</text:p>
      <text:p text:style-name="P10">Optimal Solution: z = 100; a = 34, b = 33</text:p>
      <text:p text:style-name="P10"/>
      <text:p text:style-name="P11">Itération 2.4 :</text:p>
      <text:p text:style-name="P10">On prend comme contrainte supplémentaire b&gt;=34</text:p>
      <text:p text:style-name="P10">No optimal solution exists for this problem.</text:p>
      <text:p text:style-name="P10"><text:soft-page-break/>On a donc comme solution<text:span text:style-name="T1"> Z=100 a = 34 et b=33</text:span></text:p>
      <text:p text:style-name="P10"/>
      <text:p text:style-name="P10"/>
      <text:h text:style-name="P12" text:outline-level="2">Exercice VI</text:h>
      <text:p text:style-name="Text_20_body"/>
      <text:p text:style-name="P8">Maximize z = x+4y subject to</text:p>
      <text:p text:style-name="P8">5x + 8y &lt;= 40</text:p>
      <text:p text:style-name="P8">-2x + 3y &lt;= 9</text:p>
      <text:p text:style-name="P8"/>
      <text:p text:style-name="P5">Itération 1 :</text:p>
      <text:p text:style-name="P8">Optimal Solution: z = 17.6774; x = 1.54839, y = 4.03226</text:p>
      <text:p text:style-name="P8">y est le plus proche d'un entier</text:p>
      <text:p text:style-name="P8"/>
      <text:p text:style-name="P5">Itération 1.1 :</text:p>
      <text:p text:style-name="P8">contrainte supplémentaire :</text:p>
      <text:p text:style-name="P8">y&lt;=4</text:p>
      <text:p text:style-name="P8">Optimal Solution: z = 17.6; x = 1.6, y = 4</text:p>
      <text:p text:style-name="P8"/>
      <text:p text:style-name="P5">Itération 1.2:</text:p>
      <text:p text:style-name="P8">contrainte supplémentaire :</text:p>
      <text:p text:style-name="P8">y&gt;=5</text:p>
      <text:p text:style-name="P8">No optimal solution exists for this problem.</text:p>
      <text:p text:style-name="P8"/>
      <text:p text:style-name="P5">Itération 1.1.1 :</text:p>
      <text:p text:style-name="P8">contrainte supplémentaire :</text:p>
      <text:p text:style-name="P8">y&lt;=4</text:p>
      <text:p text:style-name="P8">x&lt;=1</text:p>
      <text:p text:style-name="P8">Optimal Solution: z = 15.6667; x = 1, y = 3.66667</text:p>
      <text:p text:style-name="P8"/>
      <text:p text:style-name="P5">Itération 1.1.2 :</text:p>
      <text:p text:style-name="P5"/>
      <text:p text:style-name="P8">y&lt;=4</text:p>
      <text:p text:style-name="P8">x&gt;=2</text:p>
      <text:p text:style-name="P8"><text:soft-page-break/>Optimal Solution: z = 17; x = 2, y = 3.75</text:p>
      <text:p text:style-name="P8"/>
      <text:p text:style-name="P5">Itération 1.1.2.1</text:p>
      <text:p text:style-name="P8">y&lt;=4</text:p>
      <text:p text:style-name="P8">x&gt;=2</text:p>
      <text:p text:style-name="P8">y&lt;=3</text:p>
      <text:p text:style-name="P8">Optimal Solution: z = 15.2; x = 3.2, y = 3</text:p>
      <text:p text:style-name="P5">Itération 1.1.2.2</text:p>
      <text:p text:style-name="P8">y&lt;=4</text:p>
      <text:p text:style-name="P8">x&gt;=2</text:p>
      <text:p text:style-name="P8">y&gt;=4</text:p>
      <text:p text:style-name="P8">No optimal solution exists for this problem.</text:p>
      <text:p text:style-name="P8"/>
      <text:p text:style-name="P5">Itération 1.1.2.1.1</text:p>
      <text:p text:style-name="P8">y&lt;=4</text:p>
      <text:p text:style-name="P8">x&gt;=2</text:p>
      <text:p text:style-name="P8">y&lt;=3</text:p>
      <text:p text:style-name="P8">x&lt;=3</text:p>
      <text:p text:style-name="P8">Optimal Solution: z = 15; x = 3, y = 3</text:p>
      <text:p text:style-name="P8"/>
      <text:p text:style-name="P5">Itération 1.1.2.1.2</text:p>
      <text:p text:style-name="P8">y&lt;=4</text:p>
      <text:p text:style-name="P8">x&gt;=2</text:p>
      <text:p text:style-name="P8">y&lt;=3</text:p>
      <text:p text:style-name="P8">x&gt;=4</text:p>
      <text:p text:style-name="P8">Optimal Solution: z = 14; x = 4, y = 2.5</text:p>
      <text:p text:style-name="P8"/>
      <text:p text:style-name="P8">14&lt;15</text:p>
      <text:p text:style-name="P8">La solution optimale est donc :</text:p>
      <text:p text:style-name="P9">z = 15; x = 3, y =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60pt" style:font-name-asian="Droid Sans Fallback" style:font-size-asian="60pt" style:font-name-complex="Lohit Hindi" style:font-size-complex="60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Times New Roman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bold" style:font-size-asian="20pt" style:font-weight-asian="bold" style:font-size-complex="2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Veysseire Daniel TP1 RO <text:a xlink:type="simple" xlink:href="http://moodle.univ-tlse3.fr/course/view.php?id=695">http://moodle.univ-tlse3.fr/course/view.php?id=695</text:a></text:p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3-09T21:23:41</meta:creation-date>
    <dc:date>2014-03-12T15:00:06</dc:date>
    <dc:creator>JackDanny </dc:creator>
    <meta:editing-duration>PT10H15M13S</meta:editing-duration>
    <meta:editing-cycles>71</meta:editing-cycles>
    <meta:generator>LibreOffice/3.5$Linux_x86 LibreOffice_project/350m1$Build-2</meta:generator>
    <meta:document-statistic meta:table-count="0" meta:image-count="0" meta:object-count="0" meta:page-count="12" meta:paragraph-count="152" meta:word-count="799" meta:character-count="4046" meta:non-whitespace-character-count="3391"/>
  </office:meta>
</office:document-meta>
</file>